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9bf3b" officeooo:paragraph-rsid="0009bf3b"/>
    </style:style>
    <style:style style:name="P2" style:family="paragraph" style:parent-style-name="Text_20_body">
      <style:text-properties officeooo:rsid="0009bf3b" officeooo:paragraph-rsid="0009bf3b"/>
    </style:style>
    <style:style style:name="P3" style:family="paragraph" style:parent-style-name="Text_20_body">
      <style:text-properties officeooo:paragraph-rsid="0009bf3b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officeooo:paragraph-rsid="0009bf3b"/>
    </style:style>
    <style:style style:name="P6" style:family="paragraph" style:parent-style-name="Text_20_body">
      <style:paragraph-properties fo:padding="0cm" fo:border="none"/>
      <style:text-properties officeooo:rsid="0009bf3b"/>
    </style:style>
    <style:style style:name="P7" style:family="paragraph" style:parent-style-name="Text_20_body">
      <style:paragraph-properties fo:padding="0cm" fo:border="none"/>
      <style:text-properties officeooo:rsid="0009bf3b" officeooo:paragraph-rsid="0009bf3b"/>
    </style:style>
    <style:style style:name="T1" style:family="text">
      <style:text-properties officeooo:rsid="0009bf3b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de acentuación</text:p>
      <text:p text:style-name="P2"/>
      <text:p text:style-name="P2">Señala la <text:a xlink:type="simple" xlink:href="http://blog.lengua-e.com/2012/cual-es-la-silaba-tonica/" office:target-frame-name="_blank" xlink:show="new" text:style-name="Internet_20_link" text:visited-style-name="Visited_20_Internet_20_Link"><text:span text:style-name="T2">sílaba tónica</text:span></text:a> en las siguientes palabras y pon <text:a xlink:type="simple" xlink:href="http://blog.lengua-e.com/2013/tilde/" office:target-frame-name="_blank" xlink:show="new" text:style-name="Internet_20_link" text:visited-style-name="Visited_20_Internet_20_Link"><text:span text:style-name="T2">tilde</text:span></text:a> en aquellas que lo necesiten.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5">1. parte</text:p>
            <text:p text:style-name="P5">2. cereza</text:p>
            <text:p text:style-name="P5">3. parasol</text:p>
            <text:p text:style-name="P5">4. joven</text:p>
            <text:p text:style-name="P5">5. reloj</text:p>
            <text:p text:style-name="P5">6. jugabamos</text:p>
            <text:p text:style-name="P5">7. esdrujula</text:p>
            <text:p text:style-name="P5">8. cafe</text:p>
            <text:p text:style-name="P5">9. cantidad</text:p>
            <text:p text:style-name="P5">10. examen</text:p>
          </table:table-cell>
          <table:table-cell table:style-name="Tabla1.B1" office:value-type="string">
            <text:p text:style-name="P5">11. estrategia</text:p>
            <text:p text:style-name="P5">12. jovenes</text:p>
            <text:p text:style-name="P5">13. queso</text:p>
            <text:p text:style-name="P5">14. sabor</text:p>
            <text:p text:style-name="P5">15. ojo</text:p>
            <text:p text:style-name="P5">16. extraordinario</text:p>
            <text:p text:style-name="P5">17. triceps</text:p>
            <text:p text:style-name="P5">18. balon</text:p>
            <text:p text:style-name="P5">19. cantidades</text:p>
            <text:p text:style-name="P5">20. examenes</text:p>
          </table:table-cell>
        </table:table-row>
      </table:table>
      <text:p text:style-name="P3"/>
      <text:p text:style-name="Horizontal_20_Line"/>
      <text:p text:style-name="P3"><text:span text:style-name="T1">Soluciones</text:span></text:p>
      <text:p text:style-name="P7">Estas son las soluciones al <text:a xlink:type="simple" xlink:href="http://blog.lengua-e.com/2013/ejercicios-silaba-tonica/" office:target-frame-name="_blank" xlink:show="new" text:style-name="Internet_20_link" text:visited-style-name="Visited_20_Internet_20_Link">ejercicio sobre la sílaba tónica</text:a>. Destaco en negrita la sílaba en cuestión y, cuando es necesario, añado <text:a xlink:type="simple" xlink:href="http://blog.lengua-e.com/2013/tilde/" office:target-frame-name="_blank" xlink:show="new" text:style-name="Internet_20_link" text:visited-style-name="Visited_20_Internet_20_Link">la tilde</text:a>. Cada palabra vale 1/2 puntos.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5">1. <text:span text:style-name="Strong_20_Emphasis">par</text:span>te</text:p>
            <text:p text:style-name="P5">2. ce<text:span text:style-name="Strong_20_Emphasis">re</text:span>za</text:p>
            <text:p text:style-name="P5">3. para<text:span text:style-name="Strong_20_Emphasis">sol</text:span></text:p>
            <text:p text:style-name="P5">4. <text:span text:style-name="Strong_20_Emphasis">jo</text:span>ven</text:p>
            <text:p text:style-name="P5">5. re<text:span text:style-name="Strong_20_Emphasis">loj</text:span></text:p>
            <text:p text:style-name="P5">6. ju<text:span text:style-name="Strong_20_Emphasis">gá</text:span>bamos</text:p>
            <text:p text:style-name="P5">7. es<text:span text:style-name="Strong_20_Emphasis">drú</text:span>jula</text:p>
            <text:p text:style-name="P5">8. ca<text:span text:style-name="Strong_20_Emphasis">fé</text:span></text:p>
            <text:p text:style-name="P5">9. canti<text:span text:style-name="Strong_20_Emphasis">dad</text:span></text:p>
            <text:p text:style-name="P5">10. e<text:span text:style-name="Strong_20_Emphasis">xa</text:span>men</text:p>
          </table:table-cell>
          <table:table-cell table:style-name="Tabla2.B1" office:value-type="string">
            <text:p text:style-name="P5">11. estra<text:span text:style-name="Strong_20_Emphasis">te</text:span>gia</text:p>
            <text:p text:style-name="P5">12. <text:span text:style-name="Strong_20_Emphasis">jó</text:span>venes</text:p>
            <text:p text:style-name="P5">13. <text:span text:style-name="Strong_20_Emphasis">que</text:span>so</text:p>
            <text:p text:style-name="P5">14. sa<text:span text:style-name="Strong_20_Emphasis">bor</text:span></text:p>
            <text:p text:style-name="P5">15. <text:span text:style-name="Strong_20_Emphasis">o</text:span>jo</text:p>
            <text:p text:style-name="P5">16. extraordi<text:span text:style-name="Strong_20_Emphasis">na</text:span>rio</text:p>
            <text:p text:style-name="P5">17. <text:span text:style-name="Strong_20_Emphasis">trí</text:span>ceps</text:p>
            <text:p text:style-name="P5">18. ba<text:span text:style-name="Strong_20_Emphasis">lón</text:span></text:p>
            <text:p text:style-name="P5">19. canti<text:span text:style-name="Strong_20_Emphasis">da</text:span>des</text:p>
            <text:p text:style-name="P5">20. e<text:span text:style-name="Strong_20_Emphasis">xá</text:span>mene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0:27:19.912975635</meta:creation-date>
    <dc:date>2017-09-04T10:34:32.145140349</dc:date>
    <meta:editing-duration>PT7M12S</meta:editing-duration>
    <meta:editing-cycles>1</meta:editing-cycles>
    <meta:document-statistic meta:table-count="2" meta:image-count="0" meta:object-count="0" meta:page-count="1" meta:paragraph-count="44" meta:word-count="129" meta:character-count="717" meta:non-whitespace-character-count="632"/>
    <meta:generator>LibreOffice/5.2.7.2$Linux_X86_64 LibreOffice_project/20m0$Build-2</meta:generator>
  </office:meta>
</office:document-meta>
</file>